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524cm" fo:min-width="2.242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982cm" fo:min-width="3.252cm" fo:padding-top="0.025cm" fo:padding-bottom="0.025cm" fo:padding-left="0.025cm" fo:padding-right="0.025cm"/>
    </style:style>
    <style:style style:name="gr3" style:family="graphic" style:parent-style-name="standard">
      <style:graphic-properties draw:textarea-horizontal-align="justify" draw:textarea-vertical-align="middle" draw:auto-grow-height="false" fo:min-height="1.27cm" fo:min-width="5.33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.50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0cm" fo:padding-top="0.152cm"/>
    </style:style>
    <style:style style:name="gr6" style:family="graphic" style:parent-style-name="objectwithoutfill">
      <style:graphic-properties svg:stroke-width="0.051cm" draw:marker-start="Symmetric_20_Arrow" draw:marker-start-width="0.203cm" draw:marker-end="Symmetric_20_Arrow" draw:marker-end-width="0.203cm" draw:fill="none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marker-end="Symmetric_20_Arrow" draw:marker-end-width="0.203cm" draw:fill="none" draw:textarea-vertical-align="middle"/>
    </style:style>
    <style:style style:name="gr8" style:family="graphic" style:parent-style-name="objectwithoutfill">
      <style:graphic-properties draw:marker-end="Rounded_20_short_20_Arrow" draw:marker-end-width="0.254cm" draw:fill="none" draw:textarea-vertical-align="middle"/>
    </style:style>
    <style:style style:name="gr9" style:family="graphic" style:parent-style-name="objectwithoutfill">
      <style:graphic-properties svg:stroke-width="0cm" draw:marker-start-width="0.203cm" draw:marker-end="Symmetric_20_Arrow" draw:marker-end-width="0.152cm" draw:fill="none" draw:textarea-vertical-align="middle" fo:padding-top="-0.025cm" fo:padding-bottom="-0.025cm" fo:padding-left="-0.025cm" fo:padding-right="-0.025cm"/>
    </style:style>
    <style:style style:name="gr10" style:family="graphic" style:parent-style-name="objectwithoutfill">
      <style:graphic-properties svg:stroke-width="0cm" draw:marker-start-width="0.203cm" draw:marker-end="Symmetric_20_Arrow" draw:marker-end-width="0.127cm" draw:fill="none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253cm"/>
    </style:style>
    <style:style style:name="gr12" style:family="graphic" style:parent-style-name="objectwithoutfill">
      <style:graphic-properties draw:marker-end="Circle" draw:marker-end-width="0.152cm" draw:marker-end-center="tru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cm" draw:marker-start-width="0.203cm" draw:marker-end-width="0.203cm" draw:fill="none" draw:textarea-vertical-align="middle" fo:padding-top="-0.025cm" fo:padding-bottom="-0.025cm" fo:padding-left="-0.025cm" fo:padding-right="-0.025cm"/>
    </style:style>
    <style:style style:name="gr16" style:family="graphic" style:parent-style-name="objectwithoutfill">
      <style:graphic-properties svg:stroke-width="0cm" draw:marker-start="Symmetric_20_Arrow" draw:marker-start-width="0.152cm" draw:marker-end-width="0.203cm" draw:fill="none" draw:textarea-vertical-align="middle" fo:padding-top="-0.025cm" fo:padding-bottom="-0.025cm" fo:padding-left="-0.025cm" fo:padding-right="-0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fo:padding-top="0.152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0.464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794cm"/>
    </style:style>
    <style:style style:name="gr20" style:family="graphic" style:parent-style-name="objectwithoutfill">
      <style:graphic-properties svg:stroke-width="0.051cm" draw:marker-start-width="0.279cm" draw:marker-end-width="0.279cm" draw:fill="none" draw:textarea-vertical-align="middle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13cm" fo:min-width="0cm" fo:padding-bottom="0.051cm"/>
    </style:style>
    <style:style style:name="gr23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508cm" fo:min-width="2.286cm"/>
    </style:style>
    <style:style style:name="gr24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52cm"/>
    </style:style>
    <style:style style:name="P1" style:family="paragraph">
      <loext:graphic-properties draw:fill="none"/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5" style:family="paragraph">
      <style:text-properties fo:font-size="7pt"/>
    </style:style>
    <style:style style:name="P6" style:family="paragraph">
      <loext:graphic-properties draw:fill="none" draw:fill-color="#ffffff"/>
      <style:text-properties fo:font-size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0pt" style:font-size-asian="18pt" style:font-size-complex="18pt"/>
    </style:style>
    <style:style style:name="P9" style:family="paragraph">
      <style:text-properties fo:font-size="6pt"/>
    </style:style>
    <style:style style:name="P10" style:family="paragraph">
      <loext:graphic-properties draw:fill="none" draw:fill-color="#ffffff"/>
      <style:text-properties fo:font-size="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7pt"/>
    </style:style>
    <style:style style:name="T3" style:family="text">
      <style:text-properties fo:font-size="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4.826cm" svg:x="13.68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2cm" svg:height="2.032cm" svg:x="6.321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334cm" svg:height="1.27cm" svg:x="7.083cm" svg:y="3.7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94cm" svg:height="0.508cm" svg:x="8.353cm" svg:y="4.04cm">
          <draw:text-box>
            <text:p text:style-name="P3"><text:span text:style-name="T1">Dual Port Ram</text:span></text:p>
          </draw:text-box>
        </draw:frame>
        <draw:frame draw:style-name="gr5" draw:text-style-name="P6" draw:layer="layout" svg:width="2.094cm" svg:height="0.428cm" svg:x="7.283cm" svg:y="4.556cm">
          <draw:text-box>
            <text:p text:style-name="P5"><text:span text:style-name="T2">a <text:s text:c="4"/>di <text:s text:c="3"/>wr <text:s text:c="2"/>do</text:span></text:p>
          </draw:text-box>
        </draw:frame>
        <draw:line draw:style-name="gr6" draw:text-style-name="P7" draw:layer="layout" svg:x1="7.337cm" svg:y1="9.89cm" svg:x2="7.337cm" svg:y2="5.064cm">
          <text:p/>
        </draw:line>
        <draw:line draw:style-name="gr6" draw:text-style-name="P7" draw:layer="layout" svg:x1="7.845cm" svg:y1="9.89cm" svg:x2="7.845cm" svg:y2="5.064cm">
          <text:p/>
        </draw:line>
        <draw:line draw:style-name="gr7" draw:text-style-name="P7" draw:layer="layout" svg:x1="10.639cm" svg:y1="8.62cm" svg:x2="10.639cm" svg:y2="5.064cm">
          <text:p/>
        </draw:line>
        <draw:line draw:style-name="gr8" draw:text-style-name="P7" draw:layer="layout" svg:x1="11.401cm" svg:y1="5.572cm" svg:x2="11.401cm" svg:y2="6.08cm">
          <text:p/>
        </draw:line>
        <draw:line draw:style-name="gr7" draw:text-style-name="P7" draw:layer="layout" svg:x1="12.163cm" svg:y1="6.08cm" svg:x2="20.037cm" svg:y2="6.08cm">
          <text:p/>
        </draw:line>
        <draw:line draw:style-name="gr9" draw:text-style-name="P7" draw:layer="layout" svg:x1="12.163cm" svg:y1="10.652cm" svg:x2="12.163cm" svg:y2="9.636cm">
          <text:p/>
        </draw:line>
        <draw:line draw:style-name="gr7" draw:text-style-name="P7" draw:layer="layout" svg:x1="10.639cm" svg:y1="11.414cm" svg:x2="13.687cm" svg:y2="11.414cm">
          <text:p/>
        </draw:line>
        <draw:line draw:style-name="gr10" draw:text-style-name="P7" draw:layer="layout" svg:x1="8.353cm" svg:y1="9.89cm" svg:x2="8.353cm" svg:y2="5.064cm">
          <text:p/>
        </draw:line>
        <draw:custom-shape draw:style-name="gr11" draw:text-style-name="P8" draw:layer="layout" svg:width="2.253cm" svg:height="0.469cm" svg:x="3.28cm" svg:y="7.096cm">
          <text:p text:style-name="P3"><text:span text:style-name="T1">cpu_addr (in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253cm" svg:height="0.469cm" svg:x="3.313cm" svg:y="7.858cm">
          <text:p text:style-name="P3"><text:span text:style-name="T1">cpu_din (in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253cm" svg:height="0.469cm" svg:x="3.28cm" svg:y="8.62cm">
          <text:p text:style-name="P3"><text:span text:style-name="T1">io_wr (in)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533cm" svg:y1="7.35cm" svg:x2="7.337cm" svg:y2="7.35cm">
          <text:p/>
        </draw:line>
        <draw:line draw:style-name="gr12" draw:text-style-name="P7" draw:layer="layout" svg:x1="5.533cm" svg:y1="8.112cm" svg:x2="7.845cm" svg:y2="8.112cm">
          <text:p/>
        </draw:line>
        <draw:frame draw:style-name="gr13" draw:text-style-name="P10" draw:layer="layout" svg:width="2.794cm" svg:height="1.016cm" svg:x="6.575cm" svg:y="10.906cm">
          <draw:text-box>
            <text:p text:style-name="P9"><text:span text:style-name="T3">DATA_WIDTH = 16</text:span></text:p>
            <text:p text:style-name="P9"><text:span text:style-name="T3">ADDRESS_WIDTH = 9</text:span></text:p>
            <text:p text:style-name="P9"><text:span text:style-name="T3">BLOCK_SIZE = 4</text:span></text:p>
            <text:p text:style-name="P9"><text:span text:style-name="T3">IO_BASE_ADDR = 9'h1F0</text:span></text:p>
          </draw:text-box>
        </draw:frame>
        <draw:frame draw:style-name="gr14" draw:text-style-name="P11" draw:layer="layout" svg:width="2.593cm" svg:height="0.395cm" svg:x="6.575cm" svg:y="10.257cm">
          <draw:text-box>
            <text:p>IO Write Decode</text:p>
          </draw:text-box>
        </draw:frame>
        <draw:line draw:style-name="gr15" draw:text-style-name="P7" draw:layer="layout" svg:x1="5.533cm" svg:y1="8.874cm" svg:x2="6.829cm" svg:y2="8.874cm">
          <text:p/>
        </draw:line>
        <draw:line draw:style-name="gr16" draw:text-style-name="P7" draw:layer="layout" svg:x1="6.829cm" svg:y1="9.89cm" svg:x2="6.829cm" svg:y2="8.874cm">
          <text:p/>
        </draw:line>
        <draw:frame draw:style-name="gr17" draw:text-style-name="P6" draw:layer="layout" svg:width="1.834cm" svg:height="0.428cm" svg:x="10.583cm" svg:y="4.556cm">
          <draw:text-box>
            <text:p text:style-name="P5"><text:span text:style-name="T2">a <text:s text:c="4"/>di <text:s text:c="3"/>wr <text:s text:c="2"/>do</text:span></text:p>
          </draw:text-box>
        </draw:frame>
        <draw:custom-shape draw:style-name="gr18" draw:text-style-name="P1" draw:layer="layout" svg:width="1.016cm" svg:height="1.778cm" svg:x="11.655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2.794cm" svg:height="0.469cm" svg:x="3.273cm" svg:y="12.43cm">
          <text:p text:style-name="P3"><text:span text:style-name="T1">screenbegin (in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067cm" svg:y1="12.684cm" svg:x2="13.687cm" svg:y2="12.684cm">
          <text:p/>
        </draw:line>
        <draw:line draw:style-name="gr20" draw:text-style-name="P7" draw:layer="layout" svg:x1="12.163cm" svg:y1="5.064cm" svg:x2="12.163cm" svg:y2="6.08cm">
          <text:p/>
        </draw:line>
        <draw:line draw:style-name="gr20" draw:text-style-name="P7" draw:layer="layout" svg:x1="10.639cm" svg:y1="8.62cm" svg:x2="11.655cm" svg:y2="8.62cm">
          <text:p/>
        </draw:line>
        <draw:line draw:style-name="gr15" draw:text-style-name="P7" draw:layer="layout" svg:x1="13.687cm" svg:y1="10.652cm" svg:x2="12.163cm" svg:y2="10.652cm">
          <text:p/>
        </draw:line>
        <draw:line draw:style-name="gr15" draw:text-style-name="P7" draw:layer="layout" svg:x1="11.147cm" svg:y1="5.572cm" svg:x2="11.655cm" svg:y2="5.572cm">
          <text:p/>
        </draw:line>
        <draw:line draw:style-name="gr15" draw:text-style-name="P7" draw:layer="layout" svg:x1="11.147cm" svg:y1="5.064cm" svg:x2="11.147cm" svg:y2="5.572cm">
          <text:p/>
        </draw:line>
        <draw:line draw:style-name="gr15" draw:text-style-name="P7" draw:layer="layout" svg:x1="11.655cm" svg:y1="5.572cm" svg:x2="11.655cm" svg:y2="5.064cm">
          <text:p/>
        </draw:line>
        <draw:frame draw:style-name="gr21" draw:text-style-name="P11" draw:layer="layout" svg:width="0.405cm" svg:height="0.477cm" svg:x="11.909cm" svg:y="7.987cm">
          <draw:text-box>
            <text:p><text:span text:style-name="T3">4 bit</text:span></text:p>
            <text:p><text:span text:style-name="T3">cntr</text:span></text:p>
          </draw:text-box>
        </draw:frame>
        <draw:frame draw:style-name="gr22" draw:text-style-name="P11" draw:layer="layout" svg:width="0.298cm" svg:height="0.446cm" svg:x="12.019cm" svg:y="9.177cm">
          <draw:text-box>
            <text:p>sr</text:p>
          </draw:text-box>
        </draw:frame>
        <draw:line draw:style-name="gr12" draw:text-style-name="P7" draw:layer="layout" svg:x1="10.639cm" svg:y1="11.414cm" svg:x2="10.639cm" svg:y2="8.62cm">
          <text:p/>
        </draw:line>
        <draw:frame draw:style-name="gr14" draw:text-style-name="P11" draw:layer="layout" svg:width="1.441cm" svg:height="0.239cm" svg:x="14.159cm" svg:y="14.462cm">
          <draw:text-box>
            <text:p><text:span text:style-name="T3">NUMREGS = 4</text:span></text:p>
          </draw:text-box>
        </draw:frame>
        <draw:line draw:style-name="gr9" draw:text-style-name="P7" draw:layer="layout" svg:x1="16.481cm" svg:y1="10.398cm" svg:x2="20.037cm" svg:y2="10.398cm">
          <text:p/>
        </draw:line>
        <draw:frame draw:style-name="gr14" draw:text-style-name="P11" draw:layer="layout" svg:width="0.586cm" svg:height="0.395cm" svg:x="15.819cm" svg:y="10.144cm">
          <draw:text-box>
            <text:p>en0</text:p>
          </draw:text-box>
        </draw:frame>
        <draw:frame draw:style-name="gr14" draw:text-style-name="P11" draw:layer="layout" svg:width="0.586cm" svg:height="0.395cm" svg:x="15.819cm" svg:y="10.745cm">
          <draw:text-box>
            <text:p>en1</text:p>
          </draw:text-box>
        </draw:frame>
        <draw:frame draw:style-name="gr14" draw:text-style-name="P11" draw:layer="layout" svg:width="0.586cm" svg:height="0.395cm" svg:x="15.819cm" svg:y="11.244cm">
          <draw:text-box>
            <text:p>en2</text:p>
          </draw:text-box>
        </draw:frame>
        <draw:frame draw:style-name="gr14" draw:text-style-name="P11" draw:layer="layout" svg:width="0.586cm" svg:height="0.395cm" svg:x="15.819cm" svg:y="11.745cm">
          <draw:text-box>
            <text:p>en3</text:p>
          </draw:text-box>
        </draw:frame>
        <draw:custom-shape draw:style-name="gr11" draw:text-style-name="P8" draw:layer="layout" svg:width="2.253cm" svg:height="0.469cm" svg:x="20.037cm" svg:y="10.144cm">
          <text:p text:style-name="P3"><text:span text:style-name="T1">en0 (out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6.481cm" svg:y1="10.906cm" svg:x2="20.037cm" svg:y2="10.906cm">
          <text:p/>
        </draw:line>
        <draw:custom-shape draw:style-name="gr23" draw:text-style-name="P8" draw:layer="layout" svg:width="2.286cm" svg:height="0.508cm" svg:x="20.037cm" svg:y="10.652cm">
          <text:p text:style-name="P3"><text:span text:style-name="T1">en1 (out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6.494cm" svg:y1="11.414cm" svg:x2="20.05cm" svg:y2="11.414cm">
          <text:p/>
        </draw:line>
        <draw:custom-shape draw:style-name="gr11" draw:text-style-name="P8" draw:layer="layout" svg:width="2.253cm" svg:height="0.469cm" svg:x="20.05cm" svg:y="11.16cm">
          <text:p text:style-name="P3"><text:span text:style-name="T1">en2 (out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6.494cm" svg:y1="11.922cm" svg:x2="20.05cm" svg:y2="11.922cm">
          <text:p/>
        </draw:line>
        <draw:custom-shape draw:style-name="gr23" draw:text-style-name="P8" draw:layer="layout" svg:width="2.286cm" svg:height="0.508cm" svg:x="20.05cm" svg:y="11.668cm">
          <text:p text:style-name="P3"><text:span text:style-name="T1">en3 (out)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52cm" svg:height="0.469cm" svg:x="20.07cm" svg:y="5.826cm">
          <text:p text:style-name="P3"><text:span text:style-name="T1">RegData (out)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27cm" svg:height="1.577cm" svg:x="14.405cm" svg:y="12.377cm">
          <draw:text-box>
            <text:p text:style-name="P3">Register</text:p>
            <text:p text:style-name="P3">write</text:p>
            <text:p text:style-name="P3">State</text:p>
            <text:p text:style-name="P3">Machine</text:p>
          </draw:text-box>
        </draw:frame>
        <draw:frame draw:style-name="gr14" draw:text-style-name="P14" draw:layer="layout" svg:width="9.036cm" svg:height="0.712cm" svg:x="8.728cm" svg:y="1.812cm">
          <draw:text-box>
            <text:p text:style-name="P13"><text:span text:style-name="T4">VGA Register CPU I/O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stroke="solid" svg:stroke-width="0.051cm" svg:stroke-color="#000000" draw:marker-start-width="0.279cm" draw:marker-end-width="0.279cm" draw:fill="none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00000" draw:marker-start="Symmetric_20_Arrow" draw:marker-start-width="0.2cm" draw:marker-end="Symmetric_20_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7:34:35.788000000</meta:creation-date>
    <dc:date>2020-03-11T20:32:11.097000000</dc:date>
    <meta:editing-duration>PT32M19S</meta:editing-duration>
    <meta:editing-cycles>4</meta:editing-cycles>
    <meta:generator>LibreOffice/6.2.7.1$Windows_X86_64 LibreOffice_project/23edc44b61b830b7d749943e020e96f5a7df63bf</meta:generator>
    <meta:document-statistic meta:object-count="51"/>
  </office:meta>
</office:document-meta>
</file>